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015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1.729cm" fo:break-before="auto" style:use-optimal-row-height="true"/>
    </style:style>
    <style:style style:name="ro11" style:family="table-row">
      <style:table-row-properties style:row-height="0.953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7"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5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1.F4"/>
      <style:map style:condition="cell-content()=&quot;Non&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4"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2.F4"/>
      <style:map style:condition="cell-content()=&quot;Non&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6"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3.F4"/>
      <style:map style:condition="cell-content()=&quot;Non&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8"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4.F4"/>
      <style:map style:condition="cell-content()=&quot;Non&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0"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5.F4"/>
      <style:map style:condition="cell-content()=&quot;Non&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2"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6.F4"/>
      <style:map style:condition="cell-content()=&quot;Non&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5"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7.F4"/>
      <style:map style:condition="cell-content()=&quot;Non&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7"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8.F4"/>
      <style:map style:condition="cell-content()=&quot;Non&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19"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09.F4"/>
      <style:map style:condition="cell-content()=&quot;Non&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1" style:family="table-cell" style:parent-style-name="Statut_20_-_20_NA">
      <style:text-properties fo:font-weight="bold" style:font-weight-asian="bold" style:font-weight-complex="bold"/>
      <style:map style:condition="cell-content()=&quot;Oui&quot;" style:apply-style-name="Statut_20_-_20_Oui_20__28_problème_20_détecté_29_" style:base-cell-address="P10.F4"/>
      <style:map style:condition="cell-content()=&quot;Non&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8"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Oui&quot;;&quot;Non&quot;;&quot;NA&quot;;&quot;NT&quot;)" table:allow-empty-cell="false" table:display-list="unsorted" table:base-cell-address="'Règles (modèle)'.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1" calcext:value-type="string" table:number-columns-spanned="5" table:number-rows-spanned="1">
            <text:p>RGAA 4.1 – Grille d’audit flash (checklist) – version 1.1</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et non de « Statut ». Les valeurs possibles sont donc :</text:p>
            <text:p/>
            <text:p>– « <text:span text:style-name="T1">Oui</text:span> » : Au moins un problème est relevé dans la page pour la règle en question ;</text:p>
            <text:p><text:span text:style-name="T2">– </text:span>« <text:span text:style-name="T1">Non</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3" table:number-rows-repeated="1048555">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1" calcext:value-type="string" table:number-columns-spanned="5" table:number-rows-spanned="1">
            <text:p>RGAA 4.1 – Grille d’audit flash (checklist) – version 1.1</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1">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1">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2">
          <table:table-cell table:style-name="ce11" office:value-type="string" calcext:value-type="string" table:number-columns-spanned="5" table:number-rows-spanned="1">
            <text:p><text:span text:style-name="T2">– </text:span><text:span text:style-name="T3">Utilisation commerciale :</text:span><text:span text:style-name="T4"> Le matériel sous licence et ses dérivés peuvent être utilisés à des fins commerciales.</text:span></text:p>
            <text:p><text:span text:style-name="T2">– </text:span><text:span text:style-name="T3">Modification :</text:span><text:span text:style-name="T4"> Le matériel sous licence peut être modifié.</text:span></text:p>
            <text:p><text:span text:style-name="T2">– </text:span><text:span text:style-name="T3">Distribution :</text:span><text:span text:style-name="T4"> Le matériel sous licence peut être distribué.</text:span></text:p>
            <text:p><text:span text:style-name="T2">– </text:span><text:span text:style-name="T3">Usage de brevets :</text:span><text:span text:style-name="T4"> Cette licence prévoit une concession expresse de droits de brevet de la part des contributeurs et contributrices.</text:span></text:p>
            <text:p><text:span text:style-name="T2">– </text:span><text:span text:style-name="T3">Usage privé :</text:span><text:span text:style-name="T4">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3">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2">– </text:span><text:span text:style-name="T3">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2">– </text:span><text:span text:style-name="T3">Indiquer les modifications :</text:span><text:span text:style-name="T4"> Les modifications apportées au matériel sous licence doivent être documentées.</text:span></text:p>
            <text:p><text:span text:style-name="T2">– </text:span><text:span text:style-name="T3">Indiquer la source :</text:span><text:span text:style-name="T4"> Le code source doit être mis à disposition lorsque le matériel sous licence est distribué.</text:span></text:p>
            <text:p><text:span text:style-name="T2">– </text:span><text:span text:style-name="T3">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1" calcext:value-type="string" table:number-columns-spanned="4" table:number-rows-spanned="1">
            <text:p>RGAA 4.1 – Grille d’audit flash (checklist) – version 1.1</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1">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1">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1" calcext:value-type="string" table:number-columns-spanned="3" table:number-rows-spanned="1">
            <text:p>RGAA 4.1 – Grille d’audit flash (checklist) – version 1.1</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oui&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oui&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oui&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oui&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oui&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oui&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oui&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oui&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oui&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oui&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7"/>
        <table:table-column table:style-name="co4" table:default-cell-style-name="ce13"/>
        <table:table-column table:style-name="co14" table:default-cell-style-name="ce47"/>
        <table:table-column table:style-name="co4" table:default-cell-style-name="ce13"/>
        <table:table-column table:style-name="co15" table:default-cell-style-name="ce20"/>
        <table:table-column table:style-name="co4" table:default-cell-style-name="ce47"/>
        <table:table-column table:style-name="co16" table:default-cell-style-name="ce47"/>
        <table:table-column table:style-name="co4" table:number-columns-repeated="1017" table:default-cell-style-name="ce47"/>
        <table:table-row table:style-name="ro1">
          <table:table-cell table:style-name="ce66" office:value-type="string"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Problème détecté</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8">(a minima &lt;img&gt; et &lt;svg&gt;)</text:span></text:p>
          </table:table-cell>
          <table:table-cell table:style-name="ce7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73"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1"><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1"><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73"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1"><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0">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81" office:value-type="string" calcext:value-type="string">
            <text:p><text:span text:style-name="T11"><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1"><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1"><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1"><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73"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1"><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81" office:value-type="string" calcext:value-type="string">
            <text:p><text:span text:style-name="T11"><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1"><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1"><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1"><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73"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1"><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1"><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81" office:value-type="string" calcext:value-type="string">
            <text:p><text:span text:style-name="T11"><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1"><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81" office:value-type="string" calcext:value-type="string">
            <text:p><text:span text:style-name="T11"><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81" office:value-type="string" calcext:value-type="string">
            <text:p><text:span text:style-name="T11"><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81" office:value-type="string" calcext:value-type="string">
            <text:p><text:span text:style-name="T11"><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Problème détecté" calcext:value-type="string">
            <text:p>Problème détecté</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56" table:content-validation-name="val1" office:value-type="string" calcext:value-type="string">
            <text:p>NA</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55" table:content-validation-name="val1" office:value-type="string" calcext:value-type="string">
            <text:p>Oui</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55" table:content-validation-name="val1" office:value-type="string" calcext:value-type="string">
            <text:p>Non</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calcext:value-type="string" table:number-columns-spanned="1" table:number-rows-spanned="2">
            <text:p>Structur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calcext:value-type="string" table:number-columns-spanned="1" table:number-rows-spanned="4">
            <text:p>Présent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5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Oui&quot;" calcext:base-cell-address="P01.F4"/>
            <calcext:condition calcext:apply-style-name="Statut - Non (problème non détecté)" calcext:value="=&quot;Non&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1.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Problème détecté" calcext:value-type="string">
            <text:p>Problème détecté</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calcext:value-type="string" table:number-columns-spanned="1" table:number-rows-spanned="2">
            <text:p>Structur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calcext:value-type="string" table:number-columns-spanned="1" table:number-rows-spanned="4">
            <text:p>Présent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Oui&quot;" calcext:base-cell-address="P02.F4"/>
            <calcext:condition calcext:apply-style-name="Statut - Non (problème non détecté)" calcext:value="=&quot;Non&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2.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Problème détecté" calcext:value-type="string">
            <text:p>Problème détecté</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calcext:value-type="string" table:number-columns-spanned="1" table:number-rows-spanned="2">
            <text:p>Structur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calcext:value-type="string" table:number-columns-spanned="1" table:number-rows-spanned="4">
            <text:p>Présent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Oui&quot;" calcext:base-cell-address="P03.F4"/>
            <calcext:condition calcext:apply-style-name="Statut - Non (problème non détecté)" calcext:value="=&quot;Non&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3.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Problème détecté" calcext:value-type="string">
            <text:p>Problème détecté</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calcext:value-type="string" table:number-columns-spanned="1" table:number-rows-spanned="2">
            <text:p>Structur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calcext:value-type="string" table:number-columns-spanned="1" table:number-rows-spanned="4">
            <text:p>Présent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Oui&quot;" calcext:base-cell-address="P04.F4"/>
            <calcext:condition calcext:apply-style-name="Statut - Non (problème non détecté)" calcext:value="=&quot;Non&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4.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Problème détecté" calcext:value-type="string">
            <text:p>Problème détecté</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calcext:value-type="string" table:number-columns-spanned="1" table:number-rows-spanned="2">
            <text:p>Structur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calcext:value-type="string" table:number-columns-spanned="1" table:number-rows-spanned="4">
            <text:p>Présent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Oui&quot;" calcext:base-cell-address="P05.F4"/>
            <calcext:condition calcext:apply-style-name="Statut - Non (problème non détecté)" calcext:value="=&quot;Non&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5.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Problème détecté" calcext:value-type="string">
            <text:p>Problème détecté</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calcext:value-type="string" table:number-columns-spanned="1" table:number-rows-spanned="2">
            <text:p>Structur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calcext:value-type="string" table:number-columns-spanned="1" table:number-rows-spanned="4">
            <text:p>Présent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Oui&quot;" calcext:base-cell-address="P06.F4"/>
            <calcext:condition calcext:apply-style-name="Statut - Non (problème non détecté)" calcext:value="=&quot;Non&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6.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Problème détecté" calcext:value-type="string">
            <text:p>Problème détecté</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calcext:value-type="string" table:number-columns-spanned="1" table:number-rows-spanned="2">
            <text:p>Structur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calcext:value-type="string" table:number-columns-spanned="1" table:number-rows-spanned="4">
            <text:p>Présent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Oui&quot;" calcext:base-cell-address="P07.F4"/>
            <calcext:condition calcext:apply-style-name="Statut - Non (problème non détecté)" calcext:value="=&quot;Non&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7.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Problème détecté" calcext:value-type="string">
            <text:p>Problème détecté</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calcext:value-type="string" table:number-columns-spanned="1" table:number-rows-spanned="2">
            <text:p>Structur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calcext:value-type="string" table:number-columns-spanned="1" table:number-rows-spanned="4">
            <text:p>Présent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Oui&quot;" calcext:base-cell-address="P08.F4"/>
            <calcext:condition calcext:apply-style-name="Statut - Non (problème non détecté)" calcext:value="=&quot;Non&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8.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Problème détecté" calcext:value-type="string">
            <text:p>Problème détecté</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calcext:value-type="string" table:number-columns-spanned="1" table:number-rows-spanned="2">
            <text:p>Structur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calcext:value-type="string" table:number-columns-spanned="1" table:number-rows-spanned="4">
            <text:p>Présent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Oui&quot;" calcext:base-cell-address="P09.F4"/>
            <calcext:condition calcext:apply-style-name="Statut - Non (problème non détecté)" calcext:value="=&quot;Non&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9.A1]" office:value-type="string" office:string-value="RGAA 4.1 – Grille d’audit flash (checklist) – version 1.1" calcext:value-type="string" table:number-columns-spanned="7" table:number-rows-spanned="1">
            <text:p>RGAA 4.1 – Grille d’audit flash (checklist) – version 1.1</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Problème détecté" calcext:value-type="string">
            <text:p>Problème détecté</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calcext:value-type="string" table:number-columns-spanned="1" table:number-rows-spanned="2">
            <text:p>Structur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calcext:value-type="string" table:number-columns-spanned="1" table:number-rows-spanned="4">
            <text:p>Présent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Oui&quot;" calcext:base-cell-address="P10.F4"/>
            <calcext:condition calcext:apply-style-name="Statut - Non (problème non détecté)" calcext:value="=&quot;Non&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3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05">00/00/0000</text:date>, <text:time style:data-style-name="N2" text:time-value="16:47:38.80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5T17:19:47.498000000</dc:date>
    <meta:editing-duration>P1DT2H33M20S</meta:editing-duration>
    <meta:editing-cycles>103</meta:editing-cycles>
    <meta:generator>LibreOffice/7.2.4.1$Windows_X86_64 LibreOffice_project/27d75539669ac387bb498e35313b970b7fe9c4f9</meta:generator>
    <meta:document-statistic meta:table-count="15" meta:cell-count="2179" meta:object-count="0"/>
  </office:meta>
</office:document-meta>
</file>